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 text:style-name="P1"><text:span text:style-name="T1">1 drama</text:span></text:p>
          </draw:text-box>
        </draw:frame>
        <draw:frame draw:style-name="gr2" draw:text-style-name="P1" xml:id="id2" draw:id="id2" draw:layer="layout" svg:width="2.413cm" svg:height="0.645cm" svg:x="2.54cm" svg:y="2.159cm">
          <draw:text-box>
            <text:p text:style-name="P1"><text:span text:style-name="T1">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 text:style-name="P1"><text:span text:style-name="T1">2 comedy</text:span></text:p>
          </draw:text-box>
        </draw:frame>
        <draw:frame draw:style-name="gr1" draw:text-style-name="P1" xml:id="id4" draw:id="id4" draw:layer="layout" svg:width="2.159cm" svg:height="0.645cm" svg:x="6.858cm" svg:y="2.159cm">
          <draw:text-box>
            <text:p text:style-name="P1"><text:span text:style-name="T1">slapstick</text:span></text:p>
          </draw:text-box>
        </draw:frame>
        <draw:frame draw:style-name="gr1" draw:text-style-name="P1" xml:id="id5" draw:id="id5" draw:layer="layout" svg:width="2.159cm" svg:height="0.645cm" svg:x="6.858cm" svg:y="3.165cm">
          <draw:text-box>
            <text:p text:style-name="P1"><text:span text:style-name="T1">gross-out</text:span></text:p>
          </draw:text-box>
        </draw:frame>
        <draw:frame draw:style-name="gr1" draw:text-style-name="P1" xml:id="id6" draw:id="id6" draw:layer="layout" svg:width="2.159cm" svg:height="0.645cm" svg:x="6.858cm" svg:y="4.191cm">
          <draw:text-box>
            <text:p text:style-name="P1"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5.197cm">
          <draw:text-box>
            <text:p text:style-name="P1"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487cm" draw:start-shape="id3" draw:start-glue-point="2" draw:end-shape="id5" draw:end-glue-point="3" svg:d="m6350 1905v1582h508" svg:viewBox="0 0 509 1583">
          <text:p/>
        </draw:connector>
        <draw:connector draw:style-name="gr4" draw:text-style-name="P2" draw:layer="layout" svg:x1="6.35cm" svg:y1="1.905cm" svg:x2="6.858cm" svg:y2="4.513cm" draw:start-shape="id3" draw:start-glue-point="2" draw:end-shape="id6" draw:end-glue-point="3" svg:d="m6350 1905v2608h508" svg:viewBox="0 0 509 2609">
          <text:p/>
        </draw:connector>
        <draw:connector draw:style-name="gr4" draw:text-style-name="P2" draw:layer="layout" svg:x1="6.35cm" svg:y1="1.905cm" svg:x2="6.858cm" svg:y2="5.519cm" draw:start-shape="id3" draw:start-glue-point="2" draw:end-shape="id7" draw:end-glue-point="3" svg:d="m6350 1905v3614h508" svg:viewBox="0 0 509 3615">
          <text:p/>
        </draw:connector>
        <draw:frame draw:style-name="gr1" draw:text-style-name="P1" xml:id="id8" draw:id="id8" draw:layer="layout" svg:width="3.81cm" svg:height="0.645cm" svg:x="6.858cm" svg:y="6.213cm">
          <draw:text-box>
            <text:p text:style-name="P1"><text:span text:style-name="T1">27 romantic-comedy</text:span></text:p>
          </draw:text-box>
        </draw:frame>
        <draw:connector draw:style-name="gr4" draw:text-style-name="P2" draw:layer="layout" svg:x1="6.35cm" svg:y1="1.905cm" svg:x2="6.858cm" svg:y2="6.535cm" draw:start-shape="id3" draw:start-glue-point="2" draw:end-shape="id8" draw:end-glue-point="3" svg:d="m6350 1905v4630h508" svg:viewBox="0 0 509 4631">
          <text:p/>
        </draw:connector>
        <draw:frame draw:style-name="gr1" draw:text-style-name="P1" xml:id="id9" draw:id="id9" draw:layer="layout" svg:width="2.921cm" svg:height="0.645cm" svg:x="6.858cm" svg:y="7.229cm">
          <draw:text-box>
            <text:p text:style-name="P1"><text:span text:style-name="T1">buddy-comedy</text:span></text:p>
          </draw:text-box>
        </draw:frame>
        <draw:connector draw:style-name="gr4" draw:text-style-name="P2" draw:layer="layout" svg:x1="6.35cm" svg:y1="1.905cm" svg:x2="6.858cm" svg:y2="7.551cm" draw:start-shape="id3" draw:start-glue-point="2" draw:end-shape="id9" draw:end-glue-point="3" svg:d="m6350 1905v5646h508" svg:viewBox="0 0 509 5647">
          <text:p/>
        </draw:connector>
        <draw:frame draw:style-name="gr1" draw:text-style-name="P1" xml:id="id10" draw:id="id10" draw:layer="layout" svg:width="2.921cm" svg:height="0.645cm" svg:x="6.858cm" svg:y="8.245cm">
          <draw:text-box>
            <text:p text:style-name="P1"><text:span text:style-name="T1">black-comedy</text:span></text:p>
          </draw:text-box>
        </draw:frame>
        <draw:connector draw:style-name="gr4" draw:text-style-name="P2" draw:layer="layout" svg:x1="6.35cm" svg:y1="1.905cm" svg:x2="6.858cm" svg:y2="8.567cm" draw:start-shape="id3" draw:start-glue-point="2" draw:end-shape="id10" draw:end-glue-point="3" svg:d="m6350 1905v6662h508" svg:viewBox="0 0 509 6663">
          <text:p/>
        </draw:connector>
        <draw:frame draw:style-name="gr1" draw:text-style-name="P1" draw:layer="layout" svg:width="1.905cm" svg:height="0.645cm" svg:x="1.143cm" svg:y="3.165cm">
          <draw:text-box>
            <text:p text:style-name="P1"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 text:style-name="P1"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 text:style-name="P1"><text:span text:style-name="T1">5 fantasy</text:span></text:p>
          </draw:text-box>
        </draw:frame>
        <draw:frame draw:style-name="gr1" draw:text-style-name="P1" draw:layer="layout" svg:width="3.048cm" svg:height="0.645cm" svg:x="1.143cm" svg:y="5.842cm">
          <draw:text-box>
            <text:p text:style-name="P1"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 text:style-name="P1"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 text:style-name="P1"><text:span text:style-name="T1">28 computer-animation</text:span></text:p>
          </draw:text-box>
        </draw:frame>
        <draw:frame draw:style-name="gr1" draw:text-style-name="P1" xml:id="id13" draw:id="id13" draw:layer="layout" svg:width="2.286cm" svg:height="0.645cm" svg:x="12.027cm" svg:y="3.038cm">
          <draw:text-box>
            <text:p text:style-name="P1"><text:span text:style-name="T1">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connector draw:style-name="gr4" draw:text-style-name="P2" draw:layer="layout" svg:x1="11.519cm" svg:y1="1.905cm" svg:x2="12.027cm" svg:y2="3.36cm" draw:start-shape="id11" draw:start-glue-point="2" draw:end-shape="id13" draw:end-glue-point="3" svg:d="m11519 1905v1455h508" svg:viewBox="0 0 509 1456">
          <text:p/>
        </draw:connector>
        <draw:frame draw:style-name="gr1" draw:text-style-name="P1" xml:id="id14" draw:id="id14" draw:layer="layout" svg:width="2.921cm" svg:height="0.645cm" svg:x="12.027cm" svg:y="3.937cm">
          <draw:text-box>
            <text:p text:style-name="P1"><text:span text:style-name="T1">motion-capture</text:span></text:p>
          </draw:text-box>
        </draw:frame>
        <draw:connector draw:style-name="gr4" draw:text-style-name="P2" draw:layer="layout" svg:x1="11.519cm" svg:y1="1.905cm" svg:x2="12.027cm" svg:y2="4.259cm" draw:start-shape="id11" draw:start-glue-point="2" draw:end-shape="id14" draw:end-glue-point="3" svg:d="m11519 1905v2354h508" svg:viewBox="0 0 509 2355">
          <text:p/>
        </draw:connector>
        <draw:frame draw:style-name="gr1" draw:text-style-name="P1" draw:layer="layout" svg:width="2.032cm" svg:height="0.645cm" svg:x="1.143cm" svg:y="6.731cm">
          <draw:text-box>
            <text:p text:style-name="P1"><text:span text:style-name="T1">8 mystery</text:span></text:p>
          </draw:text-box>
        </draw:frame>
        <draw:frame draw:style-name="gr1" draw:text-style-name="P1" draw:layer="layout" svg:width="1.778cm" svg:height="0.645cm" svg:x="1.143cm" svg:y="7.62cm">
          <draw:text-box>
            <text:p text:style-name="P1"><text:span text:style-name="T1">9 horror</text:span></text:p>
          </draw:text-box>
        </draw:frame>
        <draw:frame draw:style-name="gr1" draw:text-style-name="P1" draw:layer="layout" svg:width="2.032cm" svg:height="0.645cm" svg:x="1.143cm" svg:y="8.509cm">
          <draw:text-box>
            <text:p text:style-name="P1"><text:span text:style-name="T1">10 action</text:span></text:p>
          </draw:text-box>
        </draw:frame>
        <draw:frame draw:style-name="gr1" draw:text-style-name="P1" draw:layer="layout" svg:width="2.54cm" svg:height="0.645cm" svg:x="1.143cm" svg:y="9.388cm">
          <draw:text-box>
            <text:p text:style-name="P1"><text:span text:style-name="T1">11 adventure</text:span></text:p>
          </draw:text-box>
        </draw:frame>
        <draw:frame draw:style-name="gr1" draw:text-style-name="P1" draw:layer="layout" svg:width="3.048cm" svg:height="0.645cm" svg:x="1.143cm" svg:y="10.287cm">
          <draw:text-box>
            <text:p text:style-name="P1"><text:span text:style-name="T1">12 documentary</text:span></text:p>
          </draw:text-box>
        </draw:frame>
        <draw:frame draw:style-name="gr1" draw:text-style-name="P1" draw:layer="layout" svg:width="2.54cm" svg:height="0.645cm" svg:x="1.143cm" svg:y="11.176cm">
          <draw:text-box>
            <text:p text:style-name="P1"><text:span text:style-name="T1">13 christmas</text:span></text:p>
          </draw:text-box>
        </draw:frame>
        <draw:frame draw:style-name="gr1" draw:text-style-name="P1" draw:layer="layout" svg:width="2.032cm" svg:height="0.645cm" svg:x="1.143cm" svg:y="12.055cm">
          <draw:text-box>
            <text:p text:style-name="P1"><text:span text:style-name="T1">14 short</text:span></text:p>
          </draw:text-box>
        </draw:frame>
        <draw:frame draw:style-name="gr1" draw:text-style-name="P1" draw:layer="layout" svg:width="3.429cm" svg:height="0.645cm" svg:x="1.143cm" svg:y="12.944cm">
          <draw:text-box>
            <text:p text:style-name="P1"><text:span text:style-name="T1">15 unconventional</text:span></text:p>
          </draw:text-box>
        </draw:frame>
        <draw:frame draw:style-name="gr1" draw:text-style-name="P1" draw:layer="layout" svg:width="2.286cm" svg:height="0.645cm" svg:x="1.143cm" svg:y="13.833cm">
          <draw:text-box>
            <text:p text:style-name="P1"><text:span text:style-name="T1">16 western</text:span></text:p>
          </draw:text-box>
        </draw:frame>
        <draw:frame draw:style-name="gr1" draw:text-style-name="P1" xml:id="id15" draw:id="id15" draw:layer="layout" svg:width="1.651cm" svg:height="0.645cm" svg:x="17.018cm" svg:y="1.26cm">
          <draw:text-box>
            <text:p text:style-name="P1"><text:span text:style-name="T1">17 war</text:span></text:p>
          </draw:text-box>
        </draw:frame>
        <draw:frame draw:style-name="gr1" draw:text-style-name="P1" xml:id="id16" draw:id="id16" draw:layer="layout" svg:width="2.921cm" svg:height="0.645cm" svg:x="18.415cm" svg:y="2.159cm">
          <draw:text-box>
            <text:p text:style-name="P1"><text:span text:style-name="T1">37 world-war-ii</text:span></text:p>
          </draw:text-box>
        </draw:frame>
        <draw:frame draw:style-name="gr1" draw:text-style-name="P1" xml:id="id18" draw:id="id18" draw:layer="layout" svg:width="2.921cm" svg:height="0.645cm" svg:x="18.415cm" svg:y="2.921cm">
          <draw:text-box>
            <text:p text:style-name="P1"><text:span text:style-name="T1">40 world-war-i</text:span></text:p>
          </draw:text-box>
        </draw:frame>
        <draw:frame draw:style-name="gr1" draw:text-style-name="P1" xml:id="id17" draw:id="id17" draw:layer="layout" svg:width="2.921cm" svg:height="0.645cm" svg:x="18.415cm" svg:y="3.683cm">
          <draw:text-box>
            <text:p text:style-name="P1"><text:span text:style-name="T1">41 vietnam-war</text:span></text:p>
          </draw:text-box>
        </draw:frame>
        <draw:frame draw:style-name="gr1" draw:text-style-name="P1" xml:id="id19" draw:id="id19" draw:layer="layout" svg:width="2.286cm" svg:height="0.645cm" svg:x="18.415cm" svg:y="4.445cm">
          <draw:text-box>
            <text:p text:style-name="P1"><text:span text:style-name="T1">korean-war</text:span></text:p>
          </draw:text-box>
        </draw:frame>
        <draw:frame draw:style-name="gr1" draw:text-style-name="P1" xml:id="id20" draw:id="id20" draw:layer="layout" svg:width="1.905cm" svg:height="0.645cm" svg:x="18.415cm" svg:y="5.324cm">
          <draw:text-box>
            <text:p text:style-name="P1"><text:span text:style-name="T1">civil-war</text:span></text:p>
          </draw:text-box>
        </draw:frame>
        <draw:frame draw:style-name="gr1" draw:text-style-name="P1" xml:id="id21" draw:id="id21" draw:layer="layout" svg:width="3.302cm" svg:height="0.645cm" svg:x="18.415cm" svg:y="6.086cm">
          <draw:text-box>
            <text:p text:style-name="P1"><text:span text:style-name="T1">revolutionary-war</text:span></text:p>
          </draw:text-box>
        </draw:frame>
        <draw:frame draw:style-name="gr1" draw:text-style-name="P1" xml:id="id22" draw:id="id22" draw:layer="layout" svg:width="2.159cm" svg:height="0.645cm" svg:x="18.415cm" svg:y="6.975cm">
          <draw:text-box>
            <text:p text:style-name="P1"><text:span text:style-name="T1">trojan-war</text:span></text:p>
          </draw:text-box>
        </draw:frame>
        <draw:connector draw:style-name="gr4" draw:text-style-name="P2" draw:layer="layout" svg:x1="17.843cm" svg:y1="1.905cm" svg:x2="18.415cm" svg:y2="2.481cm" draw:start-shape="id15" draw:start-glue-point="2" draw:end-shape="id16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5" draw:start-glue-point="2" draw:end-shape="id17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5" draw:start-glue-point="2" draw:end-shape="id18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5" draw:start-glue-point="2" draw:end-shape="id19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5" draw:start-glue-point="2" draw:end-shape="id20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5" draw:start-glue-point="2" draw:end-shape="id21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5" draw:start-glue-point="2" draw:end-shape="id22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4.722cm">
          <draw:text-box>
            <text:p text:style-name="P1"><text:span text:style-name="T1">18 romance</text:span></text:p>
          </draw:text-box>
        </draw:frame>
        <draw:frame draw:style-name="gr1" draw:text-style-name="P1" draw:layer="layout" svg:width="2.033cm" svg:height="0.645cm" svg:x="1.142cm" svg:y="15.611cm">
          <draw:text-box>
            <text:p text:style-name="P1"><text:span text:style-name="T1">19 family</text:span></text:p>
          </draw:text-box>
        </draw:frame>
        <draw:frame draw:style-name="gr1" draw:text-style-name="P1" xml:id="id23" draw:id="id23" draw:layer="layout" svg:width="2.159cm" svg:height="0.645cm" svg:x="22.225cm" svg:y="1.26cm">
          <draw:text-box>
            <text:p text:style-name="P1"><text:span text:style-name="T1">20 sports</text:span></text:p>
          </draw:text-box>
        </draw:frame>
        <draw:frame draw:style-name="gr1" draw:text-style-name="P1" xml:id="id24" draw:id="id24" draw:layer="layout" svg:width="2.159cm" svg:height="0.645cm" svg:x="23.876cm" svg:y="2.159cm">
          <draw:text-box>
            <text:p text:style-name="P1"><text:span text:style-name="T1">baseball</text:span></text:p>
          </draw:text-box>
        </draw:frame>
        <draw:frame draw:style-name="gr1" draw:text-style-name="P1" xml:id="id25" draw:id="id25" draw:layer="layout" svg:width="2.159cm" svg:height="0.645cm" svg:x="23.876cm" svg:y="2.911cm">
          <draw:text-box>
            <text:p text:style-name="P1"><text:span text:style-name="T1">football</text:span></text:p>
          </draw:text-box>
        </draw:frame>
        <draw:frame draw:style-name="gr1" draw:text-style-name="P1" xml:id="id26" draw:id="id26" draw:layer="layout" svg:width="2.159cm" svg:height="0.645cm" svg:x="23.876cm" svg:y="3.673cm">
          <draw:text-box>
            <text:p text:style-name="P1"><text:span text:style-name="T1">hockey</text:span></text:p>
          </draw:text-box>
        </draw:frame>
        <draw:frame draw:style-name="gr1" draw:text-style-name="P1" xml:id="id27" draw:id="id27" draw:layer="layout" svg:width="2.159cm" svg:height="0.645cm" svg:x="23.876cm" svg:y="4.435cm">
          <draw:text-box>
            <text:p text:style-name="P1"><text:span text:style-name="T1">basketball</text:span></text:p>
          </draw:text-box>
        </draw:frame>
        <draw:frame draw:style-name="gr1" draw:text-style-name="P1" xml:id="id28" draw:id="id28" draw:layer="layout" svg:width="2.159cm" svg:height="0.645cm" svg:x="23.876cm" svg:y="5.207cm">
          <draw:text-box>
            <text:p text:style-name="P1"><text:span text:style-name="T1">cycling</text:span></text:p>
          </draw:text-box>
        </draw:frame>
        <draw:frame draw:style-name="gr1" draw:text-style-name="P1" xml:id="id29" draw:id="id29" draw:layer="layout" svg:width="2.159cm" svg:height="0.645cm" svg:x="23.876cm" svg:y="5.959cm">
          <draw:text-box>
            <text:p text:style-name="P1"><text:span text:style-name="T1">pool</text:span></text:p>
          </draw:text-box>
        </draw:frame>
        <draw:frame draw:style-name="gr1" draw:text-style-name="P1" xml:id="id30" draw:id="id30" draw:layer="layout" svg:width="2.159cm" svg:height="0.645cm" svg:x="23.876cm" svg:y="6.721cm">
          <draw:text-box>
            <text:p text:style-name="P1"><text:span text:style-name="T1">rugby</text:span></text:p>
          </draw:text-box>
        </draw:frame>
        <draw:frame draw:style-name="gr1" draw:text-style-name="P1" xml:id="id31" draw:id="id31" draw:layer="layout" svg:width="2.159cm" svg:height="0.645cm" svg:x="23.876cm" svg:y="7.483cm">
          <draw:text-box>
            <text:p text:style-name="P1"><text:span text:style-name="T1">soccer</text:span></text:p>
          </draw:text-box>
        </draw:frame>
        <draw:frame draw:style-name="gr1" draw:text-style-name="P1" xml:id="id32" draw:id="id32" draw:layer="layout" svg:width="2.54cm" svg:height="0.645cm" svg:x="23.876cm" svg:y="8.255cm">
          <draw:text-box>
            <text:p text:style-name="P1"><text:span text:style-name="T1">horse-racing</text:span></text:p>
          </draw:text-box>
        </draw:frame>
        <draw:frame draw:style-name="gr1" draw:text-style-name="P1" xml:id="id33" draw:id="id33" draw:layer="layout" svg:width="2.286cm" svg:height="0.645cm" svg:x="23.876cm" svg:y="9.017cm">
          <draw:text-box>
            <text:p text:style-name="P1"><text:span text:style-name="T1">auto-racing</text:span></text:p>
          </draw:text-box>
        </draw:frame>
        <draw:connector draw:style-name="gr4" draw:text-style-name="P2" draw:layer="layout" svg:x1="23.304cm" svg:y1="1.905cm" svg:x2="23.876cm" svg:y2="2.481cm" draw:start-shape="id23" draw:start-glue-point="2" draw:end-shape="id24" draw:end-glue-point="3" svg:d="m23304 1905v576h572" svg:viewBox="0 0 573 577">
          <text:p/>
        </draw:connector>
        <draw:connector draw:style-name="gr4" draw:text-style-name="P2" draw:layer="layout" svg:x1="23.304cm" svg:y1="1.905cm" svg:x2="23.876cm" svg:y2="3.233cm" draw:start-shape="id23" draw:start-glue-point="2" draw:end-shape="id25" draw:end-glue-point="3" svg:d="m23304 1905v1328h572" svg:viewBox="0 0 573 1329">
          <text:p/>
        </draw:connector>
        <draw:connector draw:style-name="gr4" draw:text-style-name="P2" draw:layer="layout" svg:x1="23.304cm" svg:y1="1.905cm" svg:x2="23.876cm" svg:y2="3.995cm" draw:start-shape="id23" draw:start-glue-point="2" draw:end-shape="id26" draw:end-glue-point="3" svg:d="m23304 1905v2090h572" svg:viewBox="0 0 573 2091">
          <text:p/>
        </draw:connector>
        <draw:connector draw:style-name="gr4" draw:text-style-name="P2" draw:layer="layout" svg:x1="23.304cm" svg:y1="1.905cm" svg:x2="23.876cm" svg:y2="4.757cm" draw:start-shape="id23" draw:start-glue-point="2" draw:end-shape="id27" draw:end-glue-point="3" svg:d="m23304 1905v2852h572" svg:viewBox="0 0 573 2853">
          <text:p/>
        </draw:connector>
        <draw:connector draw:style-name="gr4" draw:text-style-name="P2" draw:layer="layout" svg:x1="23.304cm" svg:y1="1.905cm" svg:x2="23.876cm" svg:y2="5.529cm" draw:start-shape="id23" draw:start-glue-point="2" draw:end-shape="id28" draw:end-glue-point="3" svg:d="m23304 1905v3624h572" svg:viewBox="0 0 573 3625">
          <text:p/>
        </draw:connector>
        <draw:connector draw:style-name="gr4" draw:text-style-name="P2" draw:layer="layout" svg:x1="23.304cm" svg:y1="1.905cm" svg:x2="23.876cm" svg:y2="6.281cm" draw:start-shape="id23" draw:start-glue-point="2" draw:end-shape="id29" draw:end-glue-point="3" svg:d="m23304 1905v4376h572" svg:viewBox="0 0 573 4377">
          <text:p/>
        </draw:connector>
        <draw:connector draw:style-name="gr4" draw:text-style-name="P2" draw:layer="layout" svg:x1="23.304cm" svg:y1="1.905cm" svg:x2="23.876cm" svg:y2="7.043cm" draw:start-shape="id23" draw:start-glue-point="2" draw:end-shape="id30" draw:end-glue-point="3" svg:d="m23304 1905v5138h572" svg:viewBox="0 0 573 5139">
          <text:p/>
        </draw:connector>
        <draw:connector draw:style-name="gr4" draw:text-style-name="P2" draw:layer="layout" svg:x1="23.304cm" svg:y1="1.905cm" svg:x2="23.876cm" svg:y2="7.805cm" draw:start-shape="id23" draw:start-glue-point="2" draw:end-shape="id31" draw:end-glue-point="3" svg:d="m23304 1905v5900h572" svg:viewBox="0 0 573 5901">
          <text:p/>
        </draw:connector>
        <draw:connector draw:style-name="gr4" draw:text-style-name="P2" draw:layer="layout" svg:x1="23.304cm" svg:y1="1.905cm" svg:x2="23.876cm" svg:y2="8.577cm" draw:start-shape="id23" draw:start-glue-point="2" draw:end-shape="id32" draw:end-glue-point="3" svg:d="m23304 1905v6672h572" svg:viewBox="0 0 573 6673">
          <text:p/>
        </draw:connector>
        <draw:connector draw:style-name="gr4" draw:text-style-name="P2" draw:layer="layout" svg:x1="23.304cm" svg:y1="1.905cm" svg:x2="23.876cm" svg:y2="9.339cm" draw:start-shape="id23" draw:start-glue-point="2" draw:end-shape="id33" draw:end-glue-point="3" svg:d="m23304 1905v7434h572" svg:viewBox="0 0 573 74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3-11T13:28:10</dc:date>
    <dc:creator>Tyler Hayes</dc:creator>
    <meta:editing-duration>PT20M57S</meta:editing-duration>
    <meta:editing-cycles>7</meta:editing-cycles>
    <meta:generator>LibreOffice/3.5$Linux_X86_64 LibreOffice_project/350m1$Build-2</meta:generator>
    <meta:document-statistic meta:object-count="76"/>
  </office:meta>
</office:document-meta>
</file>